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C0000000831D53812B.png" manifest:media-type="image/png"/>
  <manifest:file-entry manifest:full-path="Pictures/10000000000000BF00000082CD43A365.png" manifest:media-type="image/png"/>
  <manifest:file-entry manifest:full-path="Pictures/10000000000000BD000001153EB065E3.png" manifest:media-type="image/png"/>
  <manifest:file-entry manifest:full-path="Pictures/10000000000000DD000000C521436E9C.png" manifest:media-type="image/png"/>
  <manifest:file-entry manifest:full-path="Pictures/1000000000000239000001C24E8100F2.png" manifest:media-type="image/png"/>
  <manifest:file-entry manifest:full-path="Pictures/10000000000000CF000000891A022C83.png" manifest:media-type="image/png"/>
  <manifest:file-entry manifest:full-path="Pictures/10000000000000BD0000008130234E0B.png" manifest:media-type="image/png"/>
  <manifest:file-entry manifest:full-path="Pictures/10000000000001C7000001949427BF4C.png" manifest:media-type="image/png"/>
  <manifest:file-entry manifest:full-path="Pictures/10000000000000BE000001161BE7E013.png" manifest:media-type="image/png"/>
  <manifest:file-entry manifest:full-path="Pictures/10000000000000DB000000E03F07A406.png" manifest:media-type="image/png"/>
  <manifest:file-entry manifest:full-path="Pictures/100000000000009A0000006758B2CF66.png" manifest:media-type="image/png"/>
  <manifest:file-entry manifest:full-path="Pictures/100000000000023A000001C1B9508AAC.png" manifest:media-type="image/png"/>
  <manifest:file-entry manifest:full-path="Pictures/1000000000000238000001C2582B0832.png" manifest:media-type="image/png"/>
  <manifest:file-entry manifest:full-path="Pictures/10000000000000CF00000091BF4E99DF.png" manifest:media-type="image/png"/>
  <manifest:file-entry manifest:full-path="Pictures/10000000000000BD000001169BE69A58.png" manifest:media-type="image/png"/>
  <manifest:file-entry manifest:full-path="Pictures/10000000000000CE0000011478D29448.png" manifest:media-type="image/png"/>
  <manifest:file-entry manifest:full-path="Pictures/10000000000000D10000008D89FD9FE4.png" manifest:media-type="image/png"/>
  <manifest:file-entry manifest:full-path="Pictures/1000000000000237000001C2B2C54C78.png" manifest:media-type="image/png"/>
  <manifest:file-entry manifest:full-path="Pictures/10000000000002AA000001DFEF69BAFA.png" manifest:media-type="image/png"/>
  <manifest:file-entry manifest:full-path="Pictures/10000000000000C1000000AA517653B9.png" manifest:media-type="image/png"/>
  <manifest:file-entry manifest:full-path="Pictures/10000000000000BF00000083224D2BE2.png" manifest:media-type="image/png"/>
  <manifest:file-entry manifest:full-path="Pictures/100000000000009800000066C79C0C27.png" manifest:media-type="image/png"/>
  <manifest:file-entry manifest:full-path="Pictures/10000000000000BD000000E11E35D70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5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6cm" svg:height="14.081cm" svg:x="2.94cm" svg:y="1.1cm">
          <draw:image xlink:href="Pictures/10000000000001C7000001949427BF4C.png" xlink:type="simple" xlink:show="embed" xlink:actuate="onLoad">
            <text:p/>
          </draw:image>
        </draw:frame>
        <draw:frame draw:style-name="gr1" draw:text-style-name="P1" draw:layer="layout" svg:width="5.362cm" svg:height="3.676cm" svg:x="0.955cm" svg:y="20.487cm">
          <draw:image xlink:href="Pictures/10000000000000BF00000083224D2BE2.png" xlink:type="simple" xlink:show="embed" xlink:actuate="onLoad">
            <text:p/>
          </draw:image>
        </draw:frame>
        <draw:frame draw:style-name="gr1" draw:text-style-name="P1" draw:layer="layout" svg:width="5.416cm" svg:height="4.771cm" svg:x="6.736cm" svg:y="19.426cm">
          <draw:image xlink:href="Pictures/10000000000000C1000000AA517653B9.png" xlink:type="simple" xlink:show="embed" xlink:actuate="onLoad">
            <text:p/>
          </draw:image>
        </draw:frame>
        <draw:frame draw:style-name="gr1" draw:text-style-name="P1" draw:layer="layout" svg:width="7.049cm" svg:height="4.951cm" svg:x="12.895cm" svg:y="19.107cm">
          <draw:image xlink:href="Pictures/10000000000002AA000001DFEF69BAFA.png" xlink:type="simple" xlink:show="embed" xlink:actuate="onLoad">
            <text:p/>
          </draw:image>
        </draw:frame>
        <draw:line draw:style-name="gr2" draw:text-style-name="P1" draw:layer="layout" svg:x1="3.386cm" svg:y1="2.417cm" svg:x2="2.2cm" svg:y2="2.417cm">
          <text:p/>
        </draw:line>
        <draw:line draw:style-name="gr3" draw:text-style-name="P1" draw:layer="layout" svg:x1="2.2cm" svg:y1="2.4cm" svg:x2="2.3cm" svg:y2="15.4cm">
          <text:p/>
        </draw:line>
        <draw:frame draw:style-name="gr1" draw:text-style-name="P1" draw:layer="layout" svg:width="4.881cm" svg:height="3.264cm" svg:x="1.86cm" svg:y="15.5cm">
          <draw:image xlink:href="Pictures/100000000000009A0000006758B2CF66.png" xlink:type="simple" xlink:show="embed" xlink:actuate="onLoad">
            <text:p/>
          </draw:image>
        </draw:frame>
        <draw:line draw:style-name="gr3" draw:text-style-name="P1" draw:layer="layout" svg:x1="5.574cm" svg:y1="16.879cm" svg:x2="12.789cm" svg:y2="19.107cm">
          <text:p/>
        </draw:line>
        <draw:line draw:style-name="gr3" draw:text-style-name="P1" draw:layer="layout" svg:x1="5.256cm" svg:y1="17.41cm" svg:x2="8.121cm" svg:y2="19.532cm">
          <text:p/>
        </draw:line>
        <draw:line draw:style-name="gr3" draw:text-style-name="P1" draw:layer="layout" svg:x1="3.876cm" svg:y1="18.471cm" svg:x2="3.876cm" svg:y2="20.593cm">
          <text:p/>
        </draw:line>
        <draw:line draw:style-name="gr2" draw:text-style-name="P1" draw:layer="layout" svg:x1="17.746cm" svg:y1="2.022cm" svg:x2="17.746cm" svg:y2="1.232cm">
          <text:p/>
        </draw:line>
        <draw:line draw:style-name="gr2" draw:text-style-name="P1" draw:layer="layout" svg:x1="16.165cm" svg:y1="2.022cm" svg:x2="16.165cm" svg:y2="1.232cm">
          <text:p/>
        </draw:line>
        <draw:line draw:style-name="gr2" draw:text-style-name="P1" draw:layer="layout" svg:x1="16.956cm" svg:y1="2.022cm" svg:x2="16.956cm" svg:y2="1.232cm">
          <text:p/>
        </draw:line>
        <draw:line draw:style-name="gr2" draw:text-style-name="P1" draw:layer="layout" svg:x1="16.297cm" svg:y1="1.759cm" svg:x2="16.824cm" svg:y2="1.759cm">
          <text:p/>
        </draw:line>
        <draw:line draw:style-name="gr2" draw:text-style-name="P1" draw:layer="layout" svg:x1="17.746cm" svg:y1="1.232cm" svg:x2="18.536cm" svg:y2="2.022cm">
          <text:p/>
        </draw:line>
        <draw:line draw:style-name="gr2" draw:text-style-name="P1" draw:layer="layout" svg:x1="17.746cm" svg:y1="1.891cm" svg:x2="18.536cm" svg:y2="1.232cm">
          <text:p/>
        </draw:line>
        <draw:line draw:style-name="gr2" draw:text-style-name="P1" draw:layer="layout" svg:x1="17.614cm" svg:y1="1.363cm" svg:x2="17.614cm" svg:y2="1.758cm">
          <text:p/>
        </draw:line>
        <draw:line draw:style-name="gr2" draw:text-style-name="P1" draw:layer="layout" svg:x1="17.087cm" svg:y1="1.363cm" svg:x2="17.614cm" svg:y2="1.363cm">
          <text:p/>
        </draw:line>
        <draw:line draw:style-name="gr2" draw:text-style-name="P1" draw:layer="layout" svg:x1="17.087cm" svg:y1="1.363cm" svg:x2="17.087cm" svg:y2="1.758cm">
          <text:p/>
        </draw:line>
        <draw:line draw:style-name="gr2" draw:text-style-name="P1" draw:layer="layout" svg:x1="17.087cm" svg:y1="1.759cm" svg:x2="17.614cm" svg:y2="1.759cm">
          <text:p/>
        </draw:line>
        <draw:line draw:style-name="gr2" draw:text-style-name="P1" draw:layer="layout" svg:x1="5.574cm" svg:y1="21.23cm" svg:x2="5.574cm" svg:y2="20.593cm">
          <text:p/>
        </draw:line>
        <draw:line draw:style-name="gr2" draw:text-style-name="P1" draw:layer="layout" svg:x1="5.574cm" svg:y1="20.593cm" svg:x2="6.211cm" svg:y2="21.23cm">
          <text:p/>
        </draw:line>
        <draw:line draw:style-name="gr2" draw:text-style-name="P1" draw:layer="layout" svg:x1="5.574cm" svg:y1="21.23cm" svg:x2="6.211cm" svg:y2="20.593cm">
          <text:p/>
        </draw:line>
        <draw:line draw:style-name="gr2" draw:text-style-name="P1" draw:layer="layout" svg:x1="11.409cm" svg:y1="20.169cm" svg:x2="11.409cm" svg:y2="19.532cm">
          <text:p/>
        </draw:line>
        <draw:line draw:style-name="gr2" draw:text-style-name="P1" draw:layer="layout" svg:x1="11.409cm" svg:y1="19.532cm" svg:x2="12.046cm" svg:y2="20.169cm">
          <text:p/>
        </draw:line>
        <draw:line draw:style-name="gr2" draw:text-style-name="P1" draw:layer="layout" svg:x1="11.409cm" svg:y1="20.169cm" svg:x2="12.046cm" svg:y2="19.532cm">
          <text:p/>
        </draw:line>
      </draw:page>
      <draw:page draw:name="page2" draw:style-name="dp1" draw:master-page-name="Default">
        <draw:frame draw:style-name="gr1" draw:text-style-name="P1" draw:layer="layout" svg:width="6.1cm" svg:height="8.925cm" svg:x="8.3cm" svg:y="15.275cm">
          <draw:image xlink:href="Pictures/10000000000000BE000001161BE7E013.png" xlink:type="simple" xlink:show="embed" xlink:actuate="onLoad">
            <text:p/>
          </draw:image>
        </draw:frame>
        <draw:frame draw:style-name="gr1" draw:text-style-name="P1" draw:layer="layout" svg:width="6cm" svg:height="8.825cm" svg:x="1.7cm" svg:y="15.229cm">
          <draw:image xlink:href="Pictures/10000000000000BD000001169BE69A58.png" xlink:type="simple" xlink:show="embed" xlink:actuate="onLoad">
            <text:p/>
          </draw:image>
        </draw:frame>
        <draw:frame draw:style-name="gr1" draw:text-style-name="P1" draw:layer="layout" svg:width="17.336cm" svg:height="13.757cm" svg:x="3.276cm" svg:y="1.011cm">
          <draw:image xlink:href="Pictures/1000000000000237000001C2B2C54C78.png" xlink:type="simple" xlink:show="embed" xlink:actuate="onLoad">
            <text:p/>
          </draw:image>
        </draw:frame>
        <draw:line draw:style-name="gr2" draw:text-style-name="P1" draw:layer="layout" svg:x1="19.803cm" svg:y1="1.825cm" svg:x2="19.803cm" svg:y2="1.132cm">
          <text:p/>
        </draw:line>
        <draw:line draw:style-name="gr2" draw:text-style-name="P1" draw:layer="layout" svg:x1="18.416cm" svg:y1="1.825cm" svg:x2="18.416cm" svg:y2="1.132cm">
          <text:p/>
        </draw:line>
        <draw:line draw:style-name="gr2" draw:text-style-name="P1" draw:layer="layout" svg:x1="19.11cm" svg:y1="1.825cm" svg:x2="19.11cm" svg:y2="1.132cm">
          <text:p/>
        </draw:line>
        <draw:line draw:style-name="gr2" draw:text-style-name="P1" draw:layer="layout" svg:x1="18.532cm" svg:y1="1.595cm" svg:x2="18.994cm" svg:y2="1.595cm">
          <text:p/>
        </draw:line>
        <draw:line draw:style-name="gr2" draw:text-style-name="P1" draw:layer="layout" svg:x1="19.803cm" svg:y1="1.132cm" svg:x2="20.496cm" svg:y2="1.825cm">
          <text:p/>
        </draw:line>
        <draw:line draw:style-name="gr2" draw:text-style-name="P1" draw:layer="layout" svg:x1="19.803cm" svg:y1="1.71cm" svg:x2="20.496cm" svg:y2="1.132cm">
          <text:p/>
        </draw:line>
        <draw:line draw:style-name="gr2" draw:text-style-name="P1" draw:layer="layout" svg:x1="19.688cm" svg:y1="1.248cm" svg:x2="19.688cm" svg:y2="1.595cm">
          <text:p/>
        </draw:line>
        <draw:line draw:style-name="gr2" draw:text-style-name="P1" draw:layer="layout" svg:x1="19.225cm" svg:y1="1.248cm" svg:x2="19.687cm" svg:y2="1.248cm">
          <text:p/>
        </draw:line>
        <draw:line draw:style-name="gr2" draw:text-style-name="P1" draw:layer="layout" svg:x1="19.225cm" svg:y1="1.248cm" svg:x2="19.225cm" svg:y2="1.595cm">
          <text:p/>
        </draw:line>
        <draw:line draw:style-name="gr2" draw:text-style-name="P1" draw:layer="layout" svg:x1="19.225cm" svg:y1="1.595cm" svg:x2="19.687cm" svg:y2="1.595cm">
          <text:p/>
        </draw:line>
        <draw:frame draw:style-name="gr1" draw:text-style-name="P1" draw:layer="layout" svg:width="8.189cm" svg:height="5.735cm" svg:x="14.424cm" svg:y="15.765cm">
          <draw:image xlink:href="Pictures/10000000000000CF00000091BF4E99DF.png" xlink:type="simple" xlink:show="embed" xlink:actuate="onLoad">
            <text:p/>
          </draw:image>
        </draw:frame>
        <draw:line draw:style-name="gr3" draw:text-style-name="P1" draw:layer="layout" svg:x1="20cm" svg:y1="13.5cm" svg:x2="20.1cm" svg:y2="16cm">
          <text:p/>
        </draw:line>
        <draw:line draw:style-name="gr3" draw:text-style-name="P1" draw:layer="layout" svg:x1="18.9cm" svg:y1="13.4cm" svg:x2="14.2cm" svg:y2="15.4cm">
          <text:p/>
        </draw:line>
        <draw:line draw:style-name="gr2" draw:text-style-name="P1" draw:layer="layout" svg:x1="3.74cm" svg:y1="2.172cm" svg:x2="2.7cm" svg:y2="2.172cm">
          <text:p/>
        </draw:line>
        <draw:line draw:style-name="gr3" draw:text-style-name="P1" draw:layer="layout" svg:x1="2.7cm" svg:y1="2.172cm" svg:x2="2.7cm" svg:y2="14.999cm">
          <text:p/>
        </draw:line>
        <draw:line draw:style-name="gr2" draw:text-style-name="P1" draw:layer="layout" svg:x1="13.513cm" svg:y1="16.035cm" svg:x2="13.513cm" svg:y2="15.295cm">
          <text:p/>
        </draw:line>
        <draw:line draw:style-name="gr2" draw:text-style-name="P1" draw:layer="layout" svg:x1="13.513cm" svg:y1="15.295cm" svg:x2="14.253cm" svg:y2="16.035cm">
          <text:p/>
        </draw:line>
        <draw:line draw:style-name="gr2" draw:text-style-name="P1" draw:layer="layout" svg:x1="13.513cm" svg:y1="16.035cm" svg:x2="14.253cm" svg:y2="15.295cm">
          <text:p/>
        </draw:line>
        <draw:line draw:style-name="gr2" draw:text-style-name="P1" draw:layer="layout" svg:x1="6.74cm" svg:y1="16.069cm" svg:x2="6.74cm" svg:y2="15.349cm">
          <text:p/>
        </draw:line>
        <draw:line draw:style-name="gr2" draw:text-style-name="P1" draw:layer="layout" svg:x1="6.74cm" svg:y1="15.349cm" svg:x2="7.46cm" svg:y2="16.069cm">
          <text:p/>
        </draw:line>
        <draw:line draw:style-name="gr2" draw:text-style-name="P1" draw:layer="layout" svg:x1="6.74cm" svg:y1="16.069cm" svg:x2="7.46cm" svg:y2="15.349cm">
          <text:p/>
        </draw:line>
      </draw:page>
      <draw:page draw:name="page3" draw:style-name="dp1" draw:master-page-name="Default">
        <draw:frame draw:style-name="gr1" draw:text-style-name="P1" draw:layer="layout" svg:width="15.08cm" svg:height="11.879cm" svg:x="3.32cm" svg:y="1.1cm">
          <draw:image xlink:href="Pictures/100000000000023A000001C1B9508AAC.png" xlink:type="simple" xlink:show="embed" xlink:actuate="onLoad">
            <text:p/>
          </draw:image>
        </draw:frame>
        <draw:frame draw:style-name="gr1" draw:text-style-name="P1" draw:layer="layout" svg:width="7.115cm" svg:height="4.8cm" svg:x="15.585cm" svg:y="19.1cm">
          <draw:image xlink:href="Pictures/10000000000000D10000008D89FD9FE4.png" xlink:type="simple" xlink:show="embed" xlink:actuate="onLoad">
            <text:p/>
          </draw:image>
        </draw:frame>
        <draw:frame draw:style-name="gr1" draw:text-style-name="P1" draw:layer="layout" svg:width="6.396cm" svg:height="7.614cm" svg:x="1cm" svg:y="13.7cm">
          <draw:image xlink:href="Pictures/10000000000000BD000000E11E35D70B.png" xlink:type="simple" xlink:show="embed" xlink:actuate="onLoad">
            <text:p/>
          </draw:image>
        </draw:frame>
        <draw:frame draw:style-name="gr1" draw:text-style-name="P1" draw:layer="layout" svg:width="6.3cm" svg:height="6.642cm" svg:x="7.4cm" svg:y="17.284cm">
          <draw:image xlink:href="Pictures/10000000000000DB000000E03F07A406.png" xlink:type="simple" xlink:show="embed" xlink:actuate="onLoad">
            <text:p/>
          </draw:image>
        </draw:frame>
        <draw:frame draw:style-name="gr1" draw:text-style-name="P1" draw:layer="layout" svg:width="6.846cm" svg:height="6.102cm" svg:x="13.754cm" svg:y="13cm">
          <draw:image xlink:href="Pictures/10000000000000DD000000C521436E9C.png" xlink:type="simple" xlink:show="embed" xlink:actuate="onLoad">
            <text:p/>
          </draw:image>
        </draw:frame>
        <draw:line draw:style-name="gr2" draw:text-style-name="P1" draw:layer="layout" svg:x1="6.4cm" svg:y1="14.6cm" svg:x2="6.4cm" svg:y2="13.8cm">
          <text:p/>
        </draw:line>
        <draw:line draw:style-name="gr2" draw:text-style-name="P1" draw:layer="layout" svg:x1="6.4cm" svg:y1="13.8cm" svg:x2="7.2cm" svg:y2="14.6cm">
          <text:p/>
        </draw:line>
        <draw:line draw:style-name="gr2" draw:text-style-name="P1" draw:layer="layout" svg:x1="6.4cm" svg:y1="14.6cm" svg:x2="7.2cm" svg:y2="13.8cm">
          <text:p/>
        </draw:line>
        <draw:line draw:style-name="gr2" draw:text-style-name="P1" draw:layer="layout" svg:x1="13cm" svg:y1="17.9cm" svg:x2="13cm" svg:y2="17.3cm">
          <text:p/>
        </draw:line>
        <draw:line draw:style-name="gr2" draw:text-style-name="P1" draw:layer="layout" svg:x1="13cm" svg:y1="17.3cm" svg:x2="13.6cm" svg:y2="17.9cm">
          <text:p/>
        </draw:line>
        <draw:line draw:style-name="gr2" draw:text-style-name="P1" draw:layer="layout" svg:x1="13cm" svg:y1="17.9cm" svg:x2="13.6cm" svg:y2="17.3cm">
          <text:p/>
        </draw:line>
        <draw:line draw:style-name="gr2" draw:text-style-name="P1" draw:layer="layout" svg:x1="19.8cm" svg:y1="13.7cm" svg:x2="19.8cm" svg:y2="13.1cm">
          <text:p/>
        </draw:line>
        <draw:line draw:style-name="gr2" draw:text-style-name="P1" draw:layer="layout" svg:x1="19.8cm" svg:y1="13.1cm" svg:x2="20.4cm" svg:y2="13.7cm">
          <text:p/>
        </draw:line>
        <draw:line draw:style-name="gr2" draw:text-style-name="P1" draw:layer="layout" svg:x1="19.8cm" svg:y1="13.7cm" svg:x2="20.4cm" svg:y2="13.1cm">
          <text:p/>
        </draw:line>
        <draw:line draw:style-name="gr3" draw:text-style-name="P1" draw:layer="layout" svg:x1="11.8cm" svg:y1="7.9cm" svg:x2="16.1cm" svg:y2="13.1cm">
          <text:p/>
        </draw:line>
        <draw:line draw:style-name="gr3" draw:text-style-name="P1" draw:layer="layout" svg:x1="14.9cm" svg:y1="16.6cm" svg:x2="13.4cm" svg:y2="16.8cm">
          <text:p/>
        </draw:line>
        <draw:line draw:style-name="gr3" draw:text-style-name="P1" draw:layer="layout" svg:x1="18cm" svg:y1="17.2cm" svg:x2="17.4cm" svg:y2="19cm">
          <text:p/>
        </draw:line>
        <draw:line draw:style-name="gr2" draw:text-style-name="P1" draw:layer="layout" svg:x1="3.5cm" svg:y1="2.1cm" svg:x2="2.8cm" svg:y2="2.1cm">
          <text:p/>
        </draw:line>
        <draw:line draw:style-name="gr3" draw:text-style-name="P1" draw:layer="layout" svg:x1="2.8cm" svg:y1="2.1cm" svg:x2="2.8cm" svg:y2="13.8cm">
          <text:p/>
        </draw:line>
        <draw:line draw:style-name="gr3" draw:text-style-name="P1" draw:layer="layout" svg:x1="11.3cm" svg:y1="11.8cm" svg:x2="11.3cm" svg:y2="13.5cm">
          <text:p/>
        </draw:line>
        <draw:custom-shape draw:style-name="gr4" draw:text-style-name="P1" draw:layer="layout" svg:width="3.8cm" svg:height="2.8cm" svg:x="9.3cm" svg:y="13.5cm">
          <text:p text:style-name="P1">Changes the</text:p>
          <text:p text:style-name="P1">map image</text:p>
          <text:p text:style-name="P1">to display</text:p>
          <text:p text:style-name="P1">The route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6cm" svg:y1="1.8cm" svg:x2="17.6cm" svg:y2="1.2cm">
          <text:p/>
        </draw:line>
        <draw:line draw:style-name="gr2" draw:text-style-name="P1" draw:layer="layout" svg:x1="16.4cm" svg:y1="1.8cm" svg:x2="16.4cm" svg:y2="1.2cm">
          <text:p/>
        </draw:line>
        <draw:line draw:style-name="gr2" draw:text-style-name="P1" draw:layer="layout" svg:x1="17cm" svg:y1="1.8cm" svg:x2="17cm" svg:y2="1.2cm">
          <text:p/>
        </draw:line>
        <draw:line draw:style-name="gr2" draw:text-style-name="P1" draw:layer="layout" svg:x1="16.5cm" svg:y1="1.6cm" svg:x2="16.9cm" svg:y2="1.6cm">
          <text:p/>
        </draw:line>
        <draw:line draw:style-name="gr2" draw:text-style-name="P1" draw:layer="layout" svg:x1="17.6cm" svg:y1="1.2cm" svg:x2="18.2cm" svg:y2="1.8cm">
          <text:p/>
        </draw:line>
        <draw:line draw:style-name="gr2" draw:text-style-name="P1" draw:layer="layout" svg:x1="17.6cm" svg:y1="1.7cm" svg:x2="18.2cm" svg:y2="1.2cm">
          <text:p/>
        </draw:line>
        <draw:line draw:style-name="gr2" draw:text-style-name="P1" draw:layer="layout" svg:x1="17.5cm" svg:y1="1.3cm" svg:x2="17.5cm" svg:y2="1.6cm">
          <text:p/>
        </draw:line>
        <draw:line draw:style-name="gr2" draw:text-style-name="P1" draw:layer="layout" svg:x1="17.1cm" svg:y1="1.3cm" svg:x2="17.5cm" svg:y2="1.3cm">
          <text:p/>
        </draw:line>
        <draw:line draw:style-name="gr2" draw:text-style-name="P1" draw:layer="layout" svg:x1="17.1cm" svg:y1="1.3cm" svg:x2="17.1cm" svg:y2="1.6cm">
          <text:p/>
        </draw:line>
        <draw:line draw:style-name="gr2" draw:text-style-name="P1" draw:layer="layout" svg:x1="17.1cm" svg:y1="1.6cm" svg:x2="17.5cm" svg:y2="1.6cm">
          <text:p/>
        </draw:line>
      </draw:page>
      <draw:page draw:name="page4" draw:style-name="dp1" draw:master-page-name="Default">
        <draw:frame draw:style-name="gr1" draw:text-style-name="P1" draw:layer="layout" svg:width="16.952cm" svg:height="13.431cm" svg:x="3.348cm" svg:y="1.62cm">
          <draw:image xlink:href="Pictures/1000000000000238000001C2582B0832.png" xlink:type="simple" xlink:show="embed" xlink:actuate="onLoad">
            <text:p/>
          </draw:image>
        </draw:frame>
        <draw:line draw:style-name="gr2" draw:text-style-name="P1" draw:layer="layout" svg:x1="19.39cm" svg:y1="2.39cm" svg:x2="19.39cm" svg:y2="1.713cm">
          <text:p/>
        </draw:line>
        <draw:line draw:style-name="gr2" draw:text-style-name="P1" draw:layer="layout" svg:x1="18.036cm" svg:y1="2.39cm" svg:x2="18.036cm" svg:y2="1.713cm">
          <text:p/>
        </draw:line>
        <draw:line draw:style-name="gr2" draw:text-style-name="P1" draw:layer="layout" svg:x1="18.713cm" svg:y1="2.39cm" svg:x2="18.713cm" svg:y2="1.713cm">
          <text:p/>
        </draw:line>
        <draw:line draw:style-name="gr2" draw:text-style-name="P1" draw:layer="layout" svg:x1="18.149cm" svg:y1="2.164cm" svg:x2="18.6cm" svg:y2="2.164cm">
          <text:p/>
        </draw:line>
        <draw:line draw:style-name="gr2" draw:text-style-name="P1" draw:layer="layout" svg:x1="19.39cm" svg:y1="1.713cm" svg:x2="20.067cm" svg:y2="2.39cm">
          <text:p/>
        </draw:line>
        <draw:line draw:style-name="gr2" draw:text-style-name="P1" draw:layer="layout" svg:x1="19.39cm" svg:y1="2.277cm" svg:x2="20.067cm" svg:y2="1.713cm">
          <text:p/>
        </draw:line>
        <draw:line draw:style-name="gr2" draw:text-style-name="P1" draw:layer="layout" svg:x1="19.277cm" svg:y1="1.826cm" svg:x2="19.277cm" svg:y2="2.164cm">
          <text:p/>
        </draw:line>
        <draw:line draw:style-name="gr2" draw:text-style-name="P1" draw:layer="layout" svg:x1="18.826cm" svg:y1="1.826cm" svg:x2="19.277cm" svg:y2="1.826cm">
          <text:p/>
        </draw:line>
        <draw:line draw:style-name="gr2" draw:text-style-name="P1" draw:layer="layout" svg:x1="18.826cm" svg:y1="1.826cm" svg:x2="18.826cm" svg:y2="2.164cm">
          <text:p/>
        </draw:line>
        <draw:line draw:style-name="gr2" draw:text-style-name="P1" draw:layer="layout" svg:x1="18.826cm" svg:y1="2.164cm" svg:x2="19.277cm" svg:y2="2.164cm">
          <text:p/>
        </draw:line>
        <draw:frame draw:style-name="gr1" draw:text-style-name="P1" draw:layer="layout" svg:width="7.44cm" svg:height="4.924cm" svg:x="15.136cm" svg:y="19.1cm">
          <draw:image xlink:href="Pictures/10000000000000CF000000891A022C83.png" xlink:type="simple" xlink:show="embed" xlink:actuate="onLoad">
            <text:p/>
          </draw:image>
        </draw:frame>
        <draw:frame draw:style-name="gr1" draw:text-style-name="P1" draw:layer="layout" svg:width="6.497cm" svg:height="8.706cm" svg:x="8.852cm" svg:y="15.294cm">
          <draw:image xlink:href="Pictures/10000000000000CE0000011478D29448.png" xlink:type="simple" xlink:show="embed" xlink:actuate="onLoad">
            <text:p/>
          </draw:image>
        </draw:frame>
        <draw:frame draw:style-name="gr1" draw:text-style-name="P1" draw:layer="layout" svg:width="6cm" svg:height="8.794cm" svg:x="1cm" svg:y="15.206cm">
          <draw:image xlink:href="Pictures/10000000000000BD000001153EB065E3.png" xlink:type="simple" xlink:show="embed" xlink:actuate="onLoad">
            <text:p/>
          </draw:image>
        </draw:frame>
        <draw:line draw:style-name="gr3" draw:text-style-name="P1" draw:layer="layout" svg:x1="18.8cm" svg:y1="13.7cm" svg:x2="15.2cm" svg:y2="15.7cm">
          <text:p/>
        </draw:line>
        <draw:line draw:style-name="gr3" draw:text-style-name="P1" draw:layer="layout" svg:x1="19.6cm" svg:y1="13.9cm" svg:x2="19.7cm" svg:y2="19.2cm">
          <text:p/>
        </draw:line>
        <draw:line draw:style-name="gr2" draw:text-style-name="P1" draw:layer="layout" svg:x1="3.679cm" svg:y1="2.728cm" svg:x2="2.1cm" svg:y2="2.728cm">
          <text:p/>
        </draw:line>
        <draw:line draw:style-name="gr3" draw:text-style-name="P1" draw:layer="layout" svg:x1="2.1cm" svg:y1="2.7cm" svg:x2="2cm" svg:y2="15.2cm">
          <text:p/>
        </draw:line>
        <draw:line draw:style-name="gr3" draw:text-style-name="P1" draw:layer="layout" svg:x1="4.52cm" svg:y1="2.728cm" svg:x2="2.6cm" svg:y2="1.8cm">
          <text:p/>
        </draw:line>
        <draw:line draw:style-name="gr2" draw:text-style-name="P1" draw:layer="layout" svg:x1="6.14cm" svg:y1="15.969cm" svg:x2="6.14cm" svg:y2="15.249cm">
          <text:p/>
        </draw:line>
        <draw:line draw:style-name="gr2" draw:text-style-name="P1" draw:layer="layout" svg:x1="6.14cm" svg:y1="15.249cm" svg:x2="6.86cm" svg:y2="15.969cm">
          <text:p/>
        </draw:line>
        <draw:line draw:style-name="gr2" draw:text-style-name="P1" draw:layer="layout" svg:x1="6.14cm" svg:y1="15.969cm" svg:x2="6.86cm" svg:y2="15.249cm">
          <text:p/>
        </draw:line>
        <draw:line draw:style-name="gr2" draw:text-style-name="P1" draw:layer="layout" svg:x1="14.5cm" svg:y1="16.02cm" svg:x2="14.5cm" svg:y2="15.3cm">
          <text:p/>
        </draw:line>
        <draw:line draw:style-name="gr2" draw:text-style-name="P1" draw:layer="layout" svg:x1="14.5cm" svg:y1="15.3cm" svg:x2="15.22cm" svg:y2="16.02cm">
          <text:p/>
        </draw:line>
        <draw:line draw:style-name="gr2" draw:text-style-name="P1" draw:layer="layout" svg:x1="14.5cm" svg:y1="16.02cm" svg:x2="15.22cm" svg:y2="15.3cm">
          <text:p/>
        </draw:line>
        <draw:frame draw:style-name="gr5" draw:layer="layout" svg:width="3.5cm" svg:height="1.65cm" svg:x="1cm" svg:y="1cm">
          <draw:text-box>
            <text:p>Page 54</text:p>
          </draw:text-box>
        </draw:frame>
      </draw:page>
      <draw:page draw:name="page5" draw:style-name="dp1" draw:master-page-name="Default">
        <draw:frame draw:style-name="gr1" draw:text-style-name="P1" draw:layer="layout" svg:width="9.985cm" svg:height="6.7cm" svg:x="1.115cm" svg:y="3.1cm">
          <draw:image xlink:href="Pictures/100000000000009800000066C79C0C27.png" xlink:type="simple" xlink:show="embed" xlink:actuate="onLoad">
            <text:p/>
          </draw:image>
        </draw:frame>
        <draw:frame draw:style-name="gr1" draw:text-style-name="P1" draw:layer="layout" svg:width="9.6cm" svg:height="6.534cm" svg:x="12.7cm" svg:y="3.6cm">
          <draw:image xlink:href="Pictures/10000000000000BF00000082CD43A365.png" xlink:type="simple" xlink:show="embed" xlink:actuate="onLoad">
            <text:p/>
          </draw:image>
        </draw:frame>
        <draw:frame draw:style-name="gr1" draw:text-style-name="P1" draw:layer="layout" svg:width="9.6cm" svg:height="6.551cm" svg:x="12.4cm" svg:y="13cm">
          <draw:image xlink:href="Pictures/10000000000000BD0000008130234E0B.png" xlink:type="simple" xlink:show="embed" xlink:actuate="onLoad">
            <text:p/>
          </draw:image>
        </draw:frame>
        <draw:frame draw:style-name="gr1" draw:text-style-name="P1" draw:layer="layout" svg:width="9.3cm" svg:height="6.345cm" svg:x="1.1cm" svg:y="13cm">
          <draw:image xlink:href="Pictures/10000000000000C0000000831D53812B.png" xlink:type="simple" xlink:show="embed" xlink:actuate="onLoad">
            <text:p/>
          </draw:image>
        </draw:frame>
        <draw:line draw:style-name="gr3" draw:text-style-name="P1" draw:layer="layout" svg:x1="4.9cm" svg:y1="1cm" svg:x2="4.9cm" svg:y2="3cm">
          <text:p/>
        </draw:line>
        <draw:line draw:style-name="gr3" draw:text-style-name="P1" draw:layer="layout" svg:x1="6.6cm" svg:y1="6cm" svg:x2="12.8cm" svg:y2="4.5cm">
          <text:p/>
        </draw:line>
        <draw:line draw:style-name="gr3" draw:text-style-name="P1" draw:layer="layout" svg:x1="6.5cm" svg:y1="7.3cm" svg:x2="12.6cm" svg:y2="13.2cm">
          <text:p/>
        </draw:line>
        <draw:line draw:style-name="gr3" draw:text-style-name="P1" draw:layer="layout" svg:x1="5.2cm" svg:y1="8.9cm" svg:x2="5.1cm" svg:y2="13.1cm">
          <text:p/>
        </draw:line>
        <draw:line draw:style-name="gr2" draw:text-style-name="P1" draw:layer="layout" svg:x1="9.04cm" svg:y1="14.169cm" svg:x2="9.04cm" svg:y2="13.109cm">
          <text:p/>
        </draw:line>
        <draw:line draw:style-name="gr2" draw:text-style-name="P1" draw:layer="layout" svg:x1="9.04cm" svg:y1="13.109cm" svg:x2="10.1cm" svg:y2="14.169cm">
          <text:p/>
        </draw:line>
        <draw:line draw:style-name="gr2" draw:text-style-name="P1" draw:layer="layout" svg:x1="9.04cm" svg:y1="14.169cm" svg:x2="10.1cm" svg:y2="13.109cm">
          <text:p/>
        </draw:line>
        <draw:line draw:style-name="gr2" draw:text-style-name="P1" draw:layer="layout" svg:x1="20.8cm" svg:y1="14.2cm" svg:x2="20.8cm" svg:y2="13.14cm">
          <text:p/>
        </draw:line>
        <draw:line draw:style-name="gr2" draw:text-style-name="P1" draw:layer="layout" svg:x1="20.8cm" svg:y1="13.14cm" svg:x2="21.86cm" svg:y2="14.2cm">
          <text:p/>
        </draw:line>
        <draw:line draw:style-name="gr2" draw:text-style-name="P1" draw:layer="layout" svg:x1="20.8cm" svg:y1="14.2cm" svg:x2="21.86cm" svg:y2="13.14cm">
          <text:p/>
        </draw:line>
        <draw:line draw:style-name="gr2" draw:text-style-name="P1" draw:layer="layout" svg:x1="20.94cm" svg:y1="4.76cm" svg:x2="20.94cm" svg:y2="3.7cm">
          <text:p/>
        </draw:line>
        <draw:line draw:style-name="gr2" draw:text-style-name="P1" draw:layer="layout" svg:x1="20.94cm" svg:y1="3.7cm" svg:x2="22cm" svg:y2="4.76cm">
          <text:p/>
        </draw:line>
        <draw:line draw:style-name="gr2" draw:text-style-name="P1" draw:layer="layout" svg:x1="20.94cm" svg:y1="4.76cm" svg:x2="22cm" svg:y2="3.7cm">
          <text:p/>
        </draw:line>
      </draw:page>
      <draw:page draw:name="page6" draw:style-name="dp1" draw:master-page-name="Default">
        <draw:frame draw:style-name="gr1" draw:text-style-name="P1" draw:layer="layout" svg:width="21.848cm" svg:height="17.278cm" svg:x="1cm" svg:y="1.122cm">
          <draw:image xlink:href="Pictures/1000000000000239000001C24E8100F2.png" xlink:type="simple" xlink:show="embed" xlink:actuate="onLoad">
            <text:p/>
          </draw:image>
        </draw:frame>
        <draw:line draw:style-name="gr2" draw:text-style-name="P1" draw:layer="layout" svg:x1="21.619cm" svg:y1="2.112cm" svg:x2="21.619cm" svg:y2="1.241cm">
          <text:p/>
        </draw:line>
        <draw:line draw:style-name="gr2" draw:text-style-name="P1" draw:layer="layout" svg:x1="19.877cm" svg:y1="2.112cm" svg:x2="19.877cm" svg:y2="1.241cm">
          <text:p/>
        </draw:line>
        <draw:line draw:style-name="gr2" draw:text-style-name="P1" draw:layer="layout" svg:x1="20.748cm" svg:y1="2.112cm" svg:x2="20.748cm" svg:y2="1.241cm">
          <text:p/>
        </draw:line>
        <draw:line draw:style-name="gr2" draw:text-style-name="P1" draw:layer="layout" svg:x1="20.023cm" svg:y1="1.822cm" svg:x2="20.604cm" svg:y2="1.822cm">
          <text:p/>
        </draw:line>
        <draw:line draw:style-name="gr2" draw:text-style-name="P1" draw:layer="layout" svg:x1="21.619cm" svg:y1="1.241cm" svg:x2="22.49cm" svg:y2="2.112cm">
          <text:p/>
        </draw:line>
        <draw:line draw:style-name="gr2" draw:text-style-name="P1" draw:layer="layout" svg:x1="21.619cm" svg:y1="1.967cm" svg:x2="22.49cm" svg:y2="1.241cm">
          <text:p/>
        </draw:line>
        <draw:line draw:style-name="gr2" draw:text-style-name="P1" draw:layer="layout" svg:x1="21.474cm" svg:y1="1.386cm" svg:x2="21.474cm" svg:y2="1.821cm">
          <text:p/>
        </draw:line>
        <draw:line draw:style-name="gr2" draw:text-style-name="P1" draw:layer="layout" svg:x1="20.893cm" svg:y1="1.386cm" svg:x2="21.474cm" svg:y2="1.386cm">
          <text:p/>
        </draw:line>
        <draw:line draw:style-name="gr2" draw:text-style-name="P1" draw:layer="layout" svg:x1="20.893cm" svg:y1="1.386cm" svg:x2="20.893cm" svg:y2="1.821cm">
          <text:p/>
        </draw:line>
        <draw:line draw:style-name="gr2" draw:text-style-name="P1" draw:layer="layout" svg:x1="20.893cm" svg:y1="1.822cm" svg:x2="21.474cm" svg:y2="1.8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7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9T17:23:06.999000000</meta:creation-date>
    <meta:generator>LibreOffice/4.2.5.2$Windows_x86 LibreOffice_project/61cb170a04bb1f12e77c884eab9192be736ec5f5</meta:generator>
    <dc:date>2014-11-27T14:13:59.496000000</dc:date>
    <meta:editing-duration>PT1H4M27S</meta:editing-duration>
    <meta:editing-cycles>18</meta:editing-cycles>
    <meta:document-statistic meta:object-count="135"/>
  </office:meta>
</office:document-meta>
</file>